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2.133cm" fo:min-width="5.967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4.473cm" fo:min-width="5.85cm"/>
      <style:paragraph-properties style:writing-mode="lr-tb"/>
    </style:style>
    <style:style style:name="gr3" style:family="graphic" style:parent-style-name="standard">
      <style:graphic-properties draw:fill-color="#3465a4" draw:textarea-horizontal-align="justify" draw:textarea-vertical-align="middle" draw:auto-grow-height="false" fo:min-height="2.29cm" fo:min-width="4.58cm"/>
      <style:paragraph-properties style:writing-mode="lr-tb"/>
    </style:style>
    <style:style style:name="gr4" style:family="graphic" style:parent-style-name="standard">
      <style:graphic-properties draw:fill-color="#3465a4" draw:textarea-horizontal-align="justify" draw:textarea-vertical-align="middle" draw:auto-grow-height="false" fo:min-height="9.593cm" fo:min-width="4.58cm"/>
      <style:paragraph-properties style:writing-mode="lr-tb"/>
    </style:style>
    <style:style style:name="gr5" style:family="graphic" style:parent-style-name="standard">
      <style:graphic-properties draw:fill-color="#3465a4" draw:textarea-horizontal-align="justify" draw:textarea-vertical-align="middle" draw:auto-grow-height="false" fo:min-height="10.509cm" fo:min-width="4.58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703cm" fo:min-width="2.992cm"/>
      <style:paragraph-properties style:writing-mode="lr-tb"/>
    </style:style>
    <style:style style:name="gr7" style:family="graphic" style:parent-style-name="standard">
      <style:graphic-properties svg:stroke-color="#3faf46" draw:fill-color="#77bc65" draw:textarea-horizontal-align="justify" draw:textarea-vertical-align="middle" draw:auto-grow-height="false" fo:min-height="0.703cm" fo:min-width="2.992cm"/>
      <style:paragraph-properties style:writing-mode="lr-tb"/>
    </style:style>
    <style:style style:name="gr8" style:family="graphic" style:parent-style-name="standard">
      <style:graphic-properties svg:stroke-color="#bbe33d" draw:fill-color="#e8f2a1" draw:textarea-horizontal-align="justify" draw:textarea-vertical-align="middle" draw:auto-grow-height="false" fo:min-height="0.703cm" fo:min-width="2.992cm"/>
      <style:paragraph-properties style:writing-mode="lr-tb"/>
    </style:style>
    <style:style style:name="gr9" style:family="graphic" style:parent-style-name="standard">
      <style:graphic-properties draw:fill-color="#b4c7dc" draw:textarea-horizontal-align="justify" draw:textarea-vertical-align="middle" draw:auto-grow-height="false" fo:min-height="0.703cm" fo:min-width="2.992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-color="#3465a4"/>
      <style:paragraph-properties fo:text-align="center" style:writing-mode="lr-tb"/>
    </style:style>
    <style:style style:name="P4" style:family="paragraph">
      <loext:graphic-properties draw:fill-color="#77bc65"/>
      <style:paragraph-properties fo:text-align="center" style:writing-mode="lr-tb"/>
    </style:style>
    <style:style style:name="P5" style:family="paragraph">
      <loext:graphic-properties draw:fill-color="#e8f2a1"/>
      <style:paragraph-properties fo:text-align="center" style:writing-mode="lr-tb"/>
    </style:style>
    <style:style style:name="P6" style:family="paragraph">
      <loext:graphic-properties draw:fill-color="#b4c7dc"/>
      <style:paragraph-properties fo:text-align="center" style:writing-mode="lr-tb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467cm" svg:height="12.383cm" svg:x="2.47cm" svg:y="4.492cm">
          <text:p text:style-name="P1">Running location <text:s text:c="7"/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4.723cm" svg:x="12.025cm" svg:y="3.222cm">
          <text:p text:style-name="P1">Storing location <text:s text:c="8"/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2.66cm" svg:y="4.71cm">
          <text:p text:style-name="P1"><text:span text:style-name="T1">Boot ROM</text:span>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08cm" svg:height="9.843cm" svg:x="12.66cm" svg:y="7.667cm">
          <text:p text:style-name="P1"><text:span text:style-name="T1">SD card</text:span></text:p>
          <text:p text:style-name="P1"><text:span text:style-name="T2">P1 <text:s/>(bootable) <text:s text:c="9"/></text:span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08cm" svg:height="10.759cm" svg:x="3.222cm" svg:y="5.798cm">
          <text:p text:style-name="P1"><text:span text:style-name="T1">DRAM</text:span></text:p>
          <text:p text:style-name="P1"><text:span text:style-name="T1"/></text:p>
          <text:p text:style-name="P1"><text:span text:style-name="T1"/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3.492cm" svg:height="0.953cm" svg:x="13.513cm" svg:y="9.572cm">
          <text:p text:style-name="P1"><text:span text:style-name="T2">bootcode.bin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492cm" svg:height="0.953cm" svg:x="13.513cm" svg:y="10.842cm">
          <text:p text:style-name="P1"><text:span text:style-name="T2">start.elf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492cm" svg:height="0.953cm" svg:x="13.513cm" svg:y="12.112cm">
          <text:p text:style-name="P1"><text:span text:style-name="T2">config.txt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492cm" svg:height="0.953cm" svg:x="13.513cm" svg:y="13.382cm">
          <text:p text:style-name="P1"><text:span text:style-name="T2">fixup,dat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492cm" svg:height="0.953cm" svg:x="13.513cm" svg:y="14.652cm">
          <text:p text:style-name="P1"><text:span text:style-name="T2">u-boot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3.492cm" svg:height="0.953cm" svg:x="13.513cm" svg:y="15.922cm">
          <text:p text:style-name="P1"><text:span text:style-name="T2">image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492cm" svg:height="0.953cm" svg:x="4.074cm" svg:y="8.655cm">
          <text:p text:style-name="P1"><text:span text:style-name="T2">bootcode.bin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492cm" svg:height="0.953cm" svg:x="4.074cm" svg:y="9.925cm">
          <text:p text:style-name="P1"><text:span text:style-name="T2">start.elf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492cm" svg:height="0.953cm" svg:x="4.074cm" svg:y="11.195cm">
          <text:p text:style-name="P1"><text:span text:style-name="T2">config.txt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492cm" svg:height="0.953cm" svg:x="4.074cm" svg:y="12.465cm">
          <text:p text:style-name="P1"><text:span text:style-name="T2">fixup,dat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492cm" svg:height="0.953cm" svg:x="4.074cm" svg:y="13.735cm">
          <text:p text:style-name="P1"><text:span text:style-name="T2">u-boot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3.492cm" svg:height="0.953cm" svg:x="4.074cm" svg:y="15.005cm">
          <text:p text:style-name="P1"><text:span text:style-name="T2">image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3.492cm" svg:height="0.953cm" svg:x="13.512cm" svg:y="5.849cm">
          <text:p text:style-name="P1"><text:span text:style-name="T2">Trusted 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3.492cm" svg:height="0.953cm" svg:x="4.075cm" svg:y="7.385cm">
          <text:p text:style-name="P1"><text:span text:style-name="T2">Trusted cod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6-02-16T22:37:16.177761987</meta:creation-date>
    <dc:date>2026-02-16T23:17:54.358597967</dc:date>
    <meta:editing-duration>PT10M6S</meta:editing-duration>
    <meta:editing-cycles>2</meta:editing-cycles>
    <meta:generator>LibreOffice/7.3.7.2$Linux_X86_64 LibreOffice_project/30$Build-2</meta:generator>
    <meta:document-statistic meta:object-count="19"/>
  </office:meta>
</office:document-meta>
</file>